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76cm" fo:min-width="4.2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3.31cm"/>
    </style:style>
    <style:style style:name="gr3" style:family="graphic" style:parent-style-name="standard">
      <style:graphic-properties draw:fill-color="#193300" draw:textarea-horizontal-align="justify" draw:textarea-vertical-align="middle" draw:auto-grow-height="false" fo:min-height="1.576cm" fo:min-width="4.2cm"/>
    </style:style>
    <style:style style:name="gr4" style:family="graphic" style:parent-style-name="standard">
      <style:graphic-properties draw:fill-color="#193300" draw:textarea-horizontal-align="justify" draw:textarea-vertical-align="middle" draw:auto-grow-height="false" fo:min-height="2.544cm" fo:min-width="3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top"/>
    </style:style>
    <style:style style:name="gr8" style:family="graphic" style:parent-style-name="objectwithoutfill">
      <style:graphic-properties draw:stroke="none" draw:fill="none" fo:min-height="0.735cm"/>
    </style:style>
    <style:style style:name="gr9" style:family="graphic" style:parent-style-name="objectwithoutfill">
      <style:graphic-properties draw:stroke="none" draw:fill="none" fo:min-height="0.684cm"/>
    </style:style>
    <style:style style:name="gr10" style:family="graphic" style:parent-style-name="standard">
      <style:graphic-properties draw:fill-color="#ff9900" draw:textarea-horizontal-align="justify" draw:textarea-vertical-align="middle" draw:auto-grow-height="false" fo:min-height="2.544cm" fo:min-width="3.31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1.546cm" fo:min-width="3.632cm"/>
    </style:style>
    <style:style style:name="P1" style:family="paragraph">
      <style:paragraph-properties fo:text-align="center"/>
    </style:style>
    <style:style style:name="P2" style:family="paragraph">
      <loext:graphic-properties draw:fill-color="#193300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justify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justify"/>
      <style:text-properties fo:font-size="14pt" style:font-size-asian="14pt" style:font-size-complex="14pt"/>
    </style:style>
    <style:style style:name="P9" style:family="paragraph">
      <loext:graphic-properties draw:fill-color="#ff9900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99cm" svg:height="2.921cm" svg:x="1.635cm" svg:y="1.381cm">
          <text:p text:style-name="P1">Raw training</text:p>
          <text:p text:style-name="P1">Data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" draw:id="id1" draw:layer="layout" svg:width="3.81cm" svg:height="2.794cm" svg:x="6.842cm" svg:y="5.826cm">
          <text:p text:style-name="P1">Normaliz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699cm" svg:height="2.921cm" svg:x="15.351cm" svg:y="1.381cm">
          <text:p text:style-name="P1">Raw testing</text:p>
          <text:p text:style-name="P1">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6" draw:id="id6" draw:layer="layout" svg:width="3.81cm" svg:height="2.794cm" svg:x="11.922cm" svg:y="5.826cm">
          <text:p text:style-name="P1">Normaliz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81cm" svg:height="2.794cm" svg:x="6.842cm" svg:y="10.906cm">
          <text:p text:style-name="P1">Train with</text:p>
          <text:p text:style-name="P1">Cross-</text:p>
          <text:p text:style-name="P1">valid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3.81cm" svg:height="2.794cm" svg:x="6.842cm" svg:y="15.605cm">
          <text:p text:style-name="P1">Predict using</text:p>
          <text:p text:style-name="P1">best mod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8.747cm" svg:y1="8.62cm" svg:x2="8.747cm" svg:y2="10.906cm" draw:start-shape="id1" draw:start-glue-point="2" draw:end-shape="id2" draw:end-glue-point="0" svg:d="M8747 8620v2286" svg:viewBox="0 0 1 2287">
          <text:p text:style-name="P7"><text:span text:style-name="T2"/></text:p>
        </draw:connector>
        <draw:connector draw:style-name="gr6" draw:text-style-name="P4" draw:layer="layout" draw:type="line" svg:x1="8.747cm" svg:y1="13.7cm" svg:x2="8.747cm" svg:y2="15.605cm" draw:start-shape="id2" draw:start-glue-point="2" draw:end-shape="id3" draw:end-glue-point="0" svg:d="M8747 13700v1905" svg:viewBox="0 0 1 1906">
          <text:p/>
        </draw:connector>
        <draw:connector draw:style-name="gr7" draw:text-style-name="P5" draw:layer="layout" svg:x1="6.334cm" svg:y1="2.842cm" svg:x2="8.747cm" svg:y2="5.826cm" draw:start-shape="id4" draw:start-glue-point="8" draw:end-shape="id1" svg:d="M6334 2842h2413v2984" svg:viewBox="0 0 2414 2985">
          <text:p text:style-name="P6"/>
        </draw:connector>
        <draw:frame draw:style-name="gr8" draw:text-style-name="P5" draw:layer="layout" svg:width="3.787cm" svg:height="0.985cm" svg:x="6.611cm" svg:y="1.793cm">
          <draw:text-box>
            <text:p text:style-name="P6"><text:span text:style-name="T1">&lt;u_id,s_</text:span><text:span text:style-name="T2">id</text:span><text:span text:style-name="T1">,pi&gt;</text:span></text:p>
          </draw:text-box>
        </draw:frame>
        <draw:frame draw:style-name="gr9" draw:text-style-name="P8" draw:layer="layout" svg:width="3.478cm" svg:height="0.934cm" svg:x="5.523cm" svg:y="9.255cm">
          <draw:text-box>
            <text:p text:style-name="P7"><text:span text:style-name="T2">&lt;u_id,s_id,ri&gt;</text:span></text:p>
          </draw:text-box>
        </draw:frame>
        <draw:frame draw:style-name="gr9" draw:text-style-name="P8" draw:layer="layout" svg:width="3.478cm" svg:height="0.934cm" svg:x="5.318cm" svg:y="14.081cm">
          <draw:text-box>
            <text:p text:style-name="P7"><text:span text:style-name="T2">Best model</text:span></text:p>
          </draw:text-box>
        </draw:frame>
        <draw:custom-shape draw:style-name="gr4" draw:text-style-name="P2" xml:id="id7" draw:id="id7" draw:layer="layout" svg:width="3.81cm" svg:height="2.794cm" svg:x="11.922cm" svg:y="10.906cm">
          <text:p text:style-name="P1">Spli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5.351cm" svg:y1="2.842cm" svg:x2="13.827cm" svg:y2="5.826cm" draw:start-shape="id5" draw:start-glue-point="6" draw:end-shape="id6" svg:d="M15351 2842h-1524v2984" svg:viewBox="0 0 1525 2985">
          <text:p/>
        </draw:connector>
        <draw:connector draw:style-name="gr6" draw:text-style-name="P4" draw:layer="layout" svg:x1="13.827cm" svg:y1="8.62cm" svg:x2="13.827cm" svg:y2="10.906cm" draw:start-shape="id6" draw:start-glue-point="2" draw:end-shape="id7" draw:end-glue-point="0" svg:d="M13827 8620v2286" svg:viewBox="0 0 1 2287">
          <text:p/>
        </draw:connector>
        <draw:custom-shape draw:style-name="gr10" draw:text-style-name="P9" xml:id="id8" draw:id="id8" draw:layer="layout" svg:width="3.81cm" svg:height="2.794cm" svg:x="9.509cm" svg:y="19.796cm">
          <text:p text:style-name="P1">RMSE</text:p>
          <text:p text:style-name="P1">calculato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3.827cm" svg:y1="13.7cm" svg:x2="13.319cm" svg:y2="21.193cm" draw:start-shape="id7" draw:start-glue-point="2" draw:end-shape="id8" draw:end-glue-point="1" svg:d="M13827 13700v7493h-508" svg:viewBox="0 0 509 7494">
          <text:p/>
        </draw:connector>
        <draw:connector draw:style-name="gr6" draw:text-style-name="P4" draw:layer="layout" svg:x1="8.747cm" svg:y1="18.399cm" svg:x2="9.509cm" svg:y2="21.193cm" draw:start-shape="id3" draw:start-glue-point="2" draw:end-shape="id8" draw:end-glue-point="3" svg:d="M8747 18399v2794h762" svg:viewBox="0 0 763 2795">
          <text:p/>
        </draw:connector>
        <draw:custom-shape draw:style-name="gr11" draw:text-style-name="P9" xml:id="id9" draw:id="id9" draw:layer="layout" svg:width="5.842cm" svg:height="2.54cm" svg:x="14.589cm" svg:y="22.59cm">
          <text:p text:style-name="P1">RM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1.414cm" svg:y1="22.59cm" svg:x2="14.589cm" svg:y2="23.86cm" draw:start-shape="id8" draw:start-glue-point="2" draw:end-shape="id9" svg:d="M11414 22590v1270h3175" svg:viewBox="0 0 3176 1271">
          <text:p/>
        </draw:connector>
        <draw:frame draw:style-name="gr9" draw:text-style-name="P8" draw:layer="layout" svg:width="3.478cm" svg:height="0.934cm" svg:x="13.954cm" svg:y="9.21cm">
          <draw:text-box>
            <text:p text:style-name="P7"><text:span text:style-name="T2">&lt;u_id,s_id,ri&gt;</text:span></text:p>
          </draw:text-box>
        </draw:frame>
        <draw:frame draw:style-name="gr8" draw:text-style-name="P5" draw:layer="layout" svg:width="3.787cm" svg:height="0.985cm" svg:x="11.437cm" svg:y="1.762cm">
          <draw:text-box>
            <text:p text:style-name="P6"><text:span text:style-name="T1">&lt;u_id,s_</text:span><text:span text:style-name="T2">id</text:span><text:span text:style-name="T1">,pi&gt;</text:span></text:p>
          </draw:text-box>
        </draw:frame>
        <draw:connector draw:style-name="gr6" draw:text-style-name="P4" draw:layer="layout" svg:x1="13.827cm" svg:y1="13.7cm" svg:x2="10.652cm" svg:y2="17.002cm" draw:start-shape="id7" draw:start-glue-point="2" draw:end-shape="id3" draw:end-glue-point="1" svg:d="M13827 13700v3302h-3175" svg:viewBox="0 0 3176 3303">
          <text:p/>
        </draw:connector>
        <draw:frame draw:style-name="gr9" draw:text-style-name="P8" draw:layer="layout" svg:width="3.478cm" svg:height="0.934cm" svg:x="10.779cm" svg:y="16.068cm">
          <draw:text-box>
            <text:p text:style-name="P7"><text:span text:style-name="T2">&lt;u_id,s_id&gt;</text:span></text:p>
          </draw:text-box>
        </draw:frame>
        <draw:frame draw:style-name="gr9" draw:text-style-name="P8" draw:layer="layout" svg:width="3.478cm" svg:height="0.934cm" svg:x="13.954cm" svg:y="18.608cm">
          <draw:text-box>
            <text:p text:style-name="P7"><text:span text:style-name="T2">&lt;ri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4T15:59:33.447633384</meta:creation-date>
    <dc:date>2015-11-24T18:14:03.861923246</dc:date>
    <meta:editing-duration>PT1H46M27S</meta:editing-duration>
    <meta:editing-cycles>3</meta:editing-cycles>
    <meta:generator>LibreOffice/5.0.3.2$Linux_X86_64 LibreOffice_project/00m0$Build-2</meta:generator>
    <meta:document-statistic meta:object-count="25"/>
  </office:meta>
</office:document-meta>
</file>